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1.75pt" fo:text-indent="-18.00pt" fo:margin-right="0.25pt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lef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.00pt" fo:text-indent="-18.00pt" fo:margin-right="0.25pt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4" style:family="paragraph">
      <style:paragraph-properties fo:line-height="100.00%" fo:text-align="lef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left="-18.00pt" fo:text-indent="18.00pt"/>
    </style:style>
    <style:style style:name="P5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1.00pt" fo:text-indent="-18.00pt" fo:margin-right="0.25pt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85" style:family="paragraph">
      <style:paragraph-properties fo:line-height="100.00%" fo:text-align="left"/>
    </style:style>
    <text:list-style style:name="L8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6" style:family="paragraph">
      <style:paragraph-properties fo:line-height="100.00%" fo:text-align="left" fo:margin-left="-18.00pt" fo:text-indent="18.00pt"/>
    </style:style>
    <style:style style:name="P8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4" style:family="paragraph">
      <style:paragraph-properties fo:line-height="100.00%" fo:text-align="center"/>
    </style:style>
    <style:style style:name="P9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1.00pt" fo:text-indent="-18.00pt" fo:margin-right="0.25pt"/>
    </style:style>
    <style:style style:name="P9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9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16" style:family="paragraph">
      <style:paragraph-properties fo:line-height="100.00%" fo:text-align="left"/>
    </style:style>
    <text:list-style style:name="L1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7" style:family="paragraph">
      <style:paragraph-properties fo:line-height="100.00%" fo:text-align="left" fo:margin-left="-18.00pt" fo:text-indent="18.00pt"/>
    </style:style>
    <style:style style:name="P118" style:family="paragraph">
      <style:paragraph-properties fo:line-height="100.00%" fo:text-align="left"/>
    </style:style>
    <text:list-style style:name="L1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9" style:family="paragraph">
      <style:paragraph-properties fo:line-height="100.00%" fo:text-align="left" fo:margin-left="13.50pt" fo:text-indent="-13.50pt"/>
    </style:style>
    <style:style style:name="P120" style:family="paragraph">
      <style:paragraph-properties fo:line-height="100.00%" fo:text-align="left"/>
    </style:style>
    <text:list-style style:name="L1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1" style:family="paragraph">
      <style:paragraph-properties fo:line-height="100.00%" fo:text-align="left" fo:margin-left="18.00pt" fo:text-indent="-18.00pt"/>
    </style:style>
    <style:style style:name="P122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2.70pt" fo:text-indent="-2.70pt">
        <style:tab-stops>
          <style:tab-stop style:position="90.05pt"/>
          <style:tab-stop style:position="3286.95pt" style:type="center"/>
        </style:tab-stops>
      </style:paragraph-properties>
    </style:style>
    <style:style style:name="P129" style:family="paragraph">
      <style:paragraph-properties fo:line-height="100.00%" fo:text-align="center"/>
    </style:style>
    <style:style style:name="TableColumn0100" style:family="table-column">
      <style:table-column-properties style:column-width="1.288194in"/>
    </style:style>
    <style:style style:name="TableColumn0101" style:family="table-column">
      <style:table-column-properties style:column-width="5.406250in"/>
    </style:style>
    <style:style style:name="Table01" style:family="table">
      <style:table-properties style:width="6.69444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288194in"/>
    </style:style>
    <style:style style:name="TableColumn0201" style:family="table-column">
      <style:table-column-properties style:column-width="5.406250in"/>
    </style:style>
    <style:style style:name="Table02" style:family="table">
      <style:table-properties style:width="6.694444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288194in"/>
    </style:style>
    <style:style style:name="TableColumn0301" style:family="table-column">
      <style:table-column-properties style:column-width="5.406250in"/>
    </style:style>
    <style:style style:name="Table03" style:family="table">
      <style:table-properties style:width="6.694444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1.288194in"/>
    </style:style>
    <style:style style:name="TableColumn0401" style:family="table-column">
      <style:table-column-properties style:column-width="5.406250in"/>
    </style:style>
    <style:style style:name="Table04" style:family="table">
      <style:table-properties style:width="6.694444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10" style:family="table-row">
      <style:table-row-properties/>
    </style:style>
    <style:style style:name="TableCell04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11" style:family="table-row">
      <style:table-row-properties/>
    </style:style>
    <style:style style:name="TableCell04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12" style:family="table-row">
      <style:table-row-properties/>
    </style:style>
    <style:style style:name="TableCell04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3.<text:s/></text:span><text:span text:style-name="T2">Поиск и просмотр кандидатов</text:span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Use case</text:span><text:span text:style-name="T5"/></text:p>
          </table:table-cell>
          <table:table-cell table:style-name="TableCell010001">
            <text:p text:style-name="P4"><text:span text:style-name="T6">Поиск кандидатов по базе</text:span><text:span text:style-name="T7"/></text:p>
          </table:table-cell>
        </table:table-row>
        <table:table-row table:style-name="TableRow0101">
          <table:table-cell table:style-name="TableCell010100">
            <text:p text:style-name="P7"><text:span text:style-name="T8">Id</text:span><text:span text:style-name="T9"/></text:p>
          </table:table-cell>
          <table:table-cell table:style-name="TableCell010101">
            <text:p text:style-name="P7"><text:span text:style-name="T10">НР-3.1</text:span><text:span text:style-name="T11"/></text:p>
          </table:table-cell>
        </table:table-row>
        <table:table-row table:style-name="TableRow0102">
          <table:table-cell table:style-name="TableCell010200">
            <text:p text:style-name="P9"><text:span text:style-name="T12">Description</text:span><text:span text:style-name="T13"/></text:p>
          </table:table-cell>
          <table:table-cell table:style-name="TableCell010201">
            <text:p text:style-name="P9"><text:span text:style-name="T14">Поиск кандидатов по базе кандидатов, которые были добавлены ранее</text:span><text:span text:style-name="T15"/></text:p>
          </table:table-cell>
        </table:table-row>
        <table:table-row table:style-name="TableRow0103">
          <table:table-cell table:style-name="TableCell010300">
            <text:p text:style-name="P11"><text:span text:style-name="T16">Level</text:span><text:span text:style-name="T17"/></text:p>
          </table:table-cell>
          <table:table-cell table:style-name="TableCell010301">
            <text:p text:style-name="P11"><text:span text:style-name="T18">Пользовательская цель</text:span><text:span text:style-name="T19"/></text:p>
          </table:table-cell>
        </table:table-row>
        <table:table-row table:style-name="TableRow0104">
          <table:table-cell table:style-name="TableCell010400">
            <text:p text:style-name="P13"><text:span text:style-name="T20">Actors</text:span><text:span text:style-name="T21"/></text:p>
          </table:table-cell>
          <table:table-cell table:style-name="TableCell010401">
            <text:p text:style-name="P13"><text:span text:style-name="T22">Менеджер, рекрутер, фрилансер</text:span><text:span text:style-name="T23"/></text:p>
          </table:table-cell>
        </table:table-row>
        <table:table-row table:style-name="TableRow0105">
          <table:table-cell table:style-name="TableCell010500">
            <text:p text:style-name="P15"><text:span text:style-name="T24">Pre-Conditions</text:span><text:span text:style-name="T25"/></text:p>
          </table:table-cell>
          <table:table-cell table:style-name="TableCell010501">
            <text:p text:style-name="P15"><text:span text:style-name="T26">Открыта страница просмотра кандидатов</text:span><text:span text:style-name="T27"/></text:p>
          </table:table-cell>
        </table:table-row>
        <table:table-row table:style-name="TableRow0106">
          <table:table-cell table:style-name="TableCell010600">
            <text:p text:style-name="P17"><text:span text:style-name="T28">Post Conditions</text:span><text:span text:style-name="T29"/></text:p>
          </table:table-cell>
          <table:table-cell table:style-name="TableCell010601">
            <text:p text:style-name="P17"><text:span text:style-name="T30">Выдан список найденных кандидатов, соответствующих критериям поиска<text:s/></text:span><text:span text:style-name="T31"/></text:p>
          </table:table-cell>
        </table:table-row>
        <table:table-row table:style-name="TableRow0107">
          <table:table-cell table:style-name="TableCell010700">
            <text:p text:style-name="P19"><text:span text:style-name="T32">Trigger</text:span><text:span text:style-name="T33"/></text:p>
          </table:table-cell>
          <table:table-cell table:style-name="TableCell010701">
            <text:p text:style-name="P19"><text:span text:style-name="T33"/></text:p>
          </table:table-cell>
        </table:table-row>
        <table:table-row table:style-name="TableRow0108">
          <table:table-cell table:style-name="TableCell010800">
            <text:p text:style-name="P21"><text:span text:style-name="T34">Main Success Scenario</text:span><text:span text:style-name="T35"/></text:p>
          </table:table-cell>
          <table:table-cell table:style-name="TableCell010801">
            <text:p text:style-name="P21"><text:span text:style-name="T36">1.<text:s/></text:span><text:span text:style-name="T37">Актер заполняет поля-критерии поиска кандидатов;</text:span></text:p>
            <text:p text:style-name="P21"><text:span text:style-name="T38">2.<text:s/></text:span><text:span text:style-name="T39">Актер запрашивает поиск кандидатов;</text:span></text:p>
            <text:p text:style-name="P21"><text:span text:style-name="T40">3.<text:s/></text:span><text:span text:style-name="T41">Система проверяет поля;</text:span></text:p>
            <text:p text:style-name="P21"><text:span text:style-name="T42">4.<text:s/></text:span><text:span text:style-name="T43">Система, используя данные полей, находит кандидатов в базе и выдает их в виде списка.</text:span><text:span text:style-name="T44"/></text:p>
          </table:table-cell>
        </table:table-row>
        <table:table-row table:style-name="TableRow0109">
          <table:table-cell table:style-name="TableCell010900">
            <text:p text:style-name="P23"><text:span text:style-name="T45">Extensions</text:span><text:span text:style-name="T46"/></text:p>
          </table:table-cell>
          <table:table-cell table:style-name="TableCell010901">
            <text:p text:style-name="P23"><text:span text:style-name="T47">4</text:span><text:span text:style-name="T48">а. Система не нашла ни одного кандидата, соответствующего критериям выбора</text:span></text:p>
            <text:list text:style-name="L24">
              <text:list-item>
                <text:p text:style-name="P24"><text:span text:style-name="T48">Система выдает сообщение о том, что в базе отсутствуют кандидаты, соответствующие заданным критериям</text:span><text:span text:style-name="T49"/></text:p>
              </text:list-item>
            </text:list>
          </table:table-cell>
        </table:table-row>
        <table:table-row table:style-name="TableRow0110">
          <table:table-cell table:style-name="TableCell011000">
            <text:p text:style-name="P26"><text:span text:style-name="T50">Variations</text:span><text:span text:style-name="T51"/></text:p>
          </table:table-cell>
          <table:table-cell table:style-name="TableCell011001">
            <text:p text:style-name="P26"><text:span text:style-name="T51"/></text:p>
          </table:table-cell>
        </table:table-row>
        <table:table-row table:style-name="TableRow0111">
          <table:table-cell table:style-name="TableCell011100">
            <text:p text:style-name="P28"><text:span text:style-name="T52">Frequency</text:span><text:span text:style-name="T53"/></text:p>
          </table:table-cell>
          <table:table-cell table:style-name="TableCell011101">
            <text:p text:style-name="P28"><text:span text:style-name="T53"/></text:p>
          </table:table-cell>
        </table:table-row>
        <table:table-row table:style-name="TableRow0112">
          <table:table-cell table:style-name="TableCell011200">
            <text:p text:style-name="P30"><text:span text:style-name="T54">Assumptions</text:span><text:span text:style-name="T55"/></text:p>
          </table:table-cell>
          <table:table-cell table:style-name="TableCell011201">
            <text:p text:style-name="P30"><text:span text:style-name="T55"/></text:p>
          </table:table-cell>
        </table:table-row>
      </table:table>
      <text:p text:style-name="P32"><text:span text:style-name="T55"/></text:p>
      <text:p text:style-name="P32"><text:span text:style-name="T55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4"><text:span text:style-name="T56">Use case</text:span><text:span text:style-name="T57"/></text:p>
          </table:table-cell>
          <table:table-cell table:style-name="TableCell020001">
            <text:p text:style-name="P35"><text:span text:style-name="T58">Поиск кандидатов на LinkedIn</text:span><text:span text:style-name="T59"/></text:p>
          </table:table-cell>
        </table:table-row>
        <table:table-row table:style-name="TableRow0201">
          <table:table-cell table:style-name="TableCell020100">
            <text:p text:style-name="P38"><text:span text:style-name="T60">Id</text:span><text:span text:style-name="T61"/></text:p>
          </table:table-cell>
          <table:table-cell table:style-name="TableCell020101">
            <text:p text:style-name="P38"><text:span text:style-name="T62">НР-3.2</text:span><text:span text:style-name="T63"/></text:p>
          </table:table-cell>
        </table:table-row>
        <table:table-row table:style-name="TableRow0202">
          <table:table-cell table:style-name="TableCell020200">
            <text:p text:style-name="P40"><text:span text:style-name="T64">Description</text:span><text:span text:style-name="T65"/></text:p>
          </table:table-cell>
          <table:table-cell table:style-name="TableCell020201">
            <text:p text:style-name="P40"><text:span text:style-name="T66">Поиск кандидатов на LinkedIn</text:span><text:span text:style-name="T67"/></text:p>
          </table:table-cell>
        </table:table-row>
        <table:table-row table:style-name="TableRow0203">
          <table:table-cell table:style-name="TableCell020300">
            <text:p text:style-name="P42"><text:span text:style-name="T68">Level</text:span><text:span text:style-name="T69"/></text:p>
          </table:table-cell>
          <table:table-cell table:style-name="TableCell020301">
            <text:p text:style-name="P42"><text:span text:style-name="T70">Пользовательская цель</text:span><text:span text:style-name="T71"/></text:p>
          </table:table-cell>
        </table:table-row>
        <table:table-row table:style-name="TableRow0204">
          <table:table-cell table:style-name="TableCell020400">
            <text:p text:style-name="P44"><text:span text:style-name="T72">Actors</text:span><text:span text:style-name="T73"/></text:p>
          </table:table-cell>
          <table:table-cell table:style-name="TableCell020401">
            <text:p text:style-name="P44"><text:span text:style-name="T74">Менеджер, рекрутер, фрилансер</text:span><text:span text:style-name="T75"/></text:p>
          </table:table-cell>
        </table:table-row>
        <table:table-row table:style-name="TableRow0205">
          <table:table-cell table:style-name="TableCell020500">
            <text:p text:style-name="P46"><text:span text:style-name="T76">Pre-Conditions</text:span><text:span text:style-name="T77"/></text:p>
          </table:table-cell>
          <table:table-cell table:style-name="TableCell020501">
            <text:p text:style-name="P46"><text:span text:style-name="T78">Открыта форма просмотра кандидатов</text:span><text:span text:style-name="T79"/></text:p>
          </table:table-cell>
        </table:table-row>
        <table:table-row table:style-name="TableRow0206">
          <table:table-cell table:style-name="TableCell020600">
            <text:p text:style-name="P48"><text:span text:style-name="T80">Post Conditions</text:span><text:span text:style-name="T81"/></text:p>
          </table:table-cell>
          <table:table-cell table:style-name="TableCell020601">
            <text:p text:style-name="P48"><text:span text:style-name="T82">Выдан список кандидатов, найденных согласно заданным критерия на LinkedIn</text:span><text:span text:style-name="T83"/></text:p>
          </table:table-cell>
        </table:table-row>
        <table:table-row table:style-name="TableRow0207">
          <table:table-cell table:style-name="TableCell020700">
            <text:p text:style-name="P50"><text:span text:style-name="T84">Trigger</text:span><text:span text:style-name="T85"/></text:p>
          </table:table-cell>
          <table:table-cell table:style-name="TableCell020701">
            <text:p text:style-name="P50"><text:span text:style-name="T85"/></text:p>
          </table:table-cell>
        </table:table-row>
        <table:table-row table:style-name="TableRow0208">
          <table:table-cell table:style-name="TableCell020800">
            <text:p text:style-name="P52"><text:span text:style-name="T86">Main Success Scenario</text:span><text:span text:style-name="T87"/></text:p>
          </table:table-cell>
          <table:table-cell table:style-name="TableCell020801">
            <text:p text:style-name="P52"><text:span text:style-name="T88">1.<text:s/></text:span><text:span text:style-name="T89">Актер заполняет поля-критерии поиска кандидатов;</text:span></text:p>
            <text:p text:style-name="P52"><text:span text:style-name="T90">2.<text:s/></text:span><text:span text:style-name="T91">Актер запрашивает поиск кандидатов;</text:span></text:p>
            <text:p text:style-name="P52"><text:span text:style-name="T92">3.<text:s/></text:span><text:span text:style-name="T93">Система проверяет поля;</text:span></text:p>
            <text:p text:style-name="P52"><text:span text:style-name="T94">4.<text:s/></text:span><text:span text:style-name="T95">Система<text:s text:c="2"/>на основе заданных критериев производит поиск по базе потенциальных кандидатов, отобранных на<text:s text:c="2"/>LinkedIn;</text:span></text:p>
            <text:p text:style-name="P52"><text:span text:style-name="T96">5.<text:s/></text:span><text:span text:style-name="T97">Система выводит актеру список отобранных кандидатов в виде таблицы</text:span><text:span text:style-name="T98"/></text:p>
          </table:table-cell>
        </table:table-row>
        <table:table-row table:style-name="TableRow0209">
          <table:table-cell table:style-name="TableCell020900">
            <text:p text:style-name="P54"><text:span text:style-name="T99">Extensions</text:span><text:span text:style-name="T100"/></text:p>
          </table:table-cell>
          <table:table-cell table:style-name="TableCell020901">
            <text:p text:style-name="P54"><text:span text:style-name="T101">4</text:span><text:span text:style-name="T102">а. Система не нашла ни одного кандидата, соответствующего критериям выбора</text:span></text:p>
            <text:list text:style-name="L55">
              <text:list-item>
                <text:p text:style-name="P55"><text:span text:style-name="T102">Система выдает сообщение о том, что в базе отсутствуют кандидаты, соответствующие заданным критериям</text:span><text:span text:style-name="T103"/></text:p>
              </text:list-item>
            </text:list>
          </table:table-cell>
        </table:table-row>
        <table:table-row table:style-name="TableRow0210">
          <table:table-cell table:style-name="TableCell021000">
            <text:p text:style-name="P57"><text:span text:style-name="T104">Variations</text:span><text:span text:style-name="T105"/></text:p>
          </table:table-cell>
          <table:table-cell table:style-name="TableCell021001">
            <text:p text:style-name="P57"><text:span text:style-name="T105"/></text:p>
          </table:table-cell>
        </table:table-row>
        <table:table-row table:style-name="TableRow0211">
          <table:table-cell table:style-name="TableCell021100">
            <text:p text:style-name="P59"><text:span text:style-name="T106">Frequency</text:span><text:span text:style-name="T107"/></text:p>
          </table:table-cell>
          <table:table-cell table:style-name="TableCell021101">
            <text:p text:style-name="P59"><text:span text:style-name="T107"/></text:p>
          </table:table-cell>
        </table:table-row>
        <table:table-row table:style-name="TableRow0212">
          <table:table-cell table:style-name="TableCell021200">
            <text:p text:style-name="P61"><text:span text:style-name="T108">Assumptions</text:span><text:span text:style-name="T109"/></text:p>
          </table:table-cell>
          <table:table-cell table:style-name="TableCell021201">
            <text:p text:style-name="P61"><text:span text:style-name="T109"/></text:p>
          </table:table-cell>
        </table:table-row>
      </table:table>
      <text:p text:style-name="P63"><text:span text:style-name="T109"/></text:p>
      <text:p text:style-name="P63"><text:span text:style-name="T109"/></text:p>
      <text:p text:style-name="P63"><text:span text:style-name="T109"/></text:p>
      <text:p text:style-name="P63"><text:span text:style-name="T109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65"><text:span text:style-name="T110">Use case</text:span><text:span text:style-name="T111"/></text:p>
          </table:table-cell>
          <table:table-cell table:style-name="TableCell030001">
            <text:p text:style-name="P66"><text:span text:style-name="T112">Поиск кандидатов на сайтах поиска работы</text:span><text:span text:style-name="T113"/></text:p>
          </table:table-cell>
        </table:table-row>
        <table:table-row table:style-name="TableRow0301">
          <table:table-cell table:style-name="TableCell030100">
            <text:p text:style-name="P69"><text:span text:style-name="T114">Id</text:span><text:span text:style-name="T115"/></text:p>
          </table:table-cell>
          <table:table-cell table:style-name="TableCell030101">
            <text:p text:style-name="P69"><text:span text:style-name="T116">НР-3.3</text:span><text:span text:style-name="T117"/></text:p>
          </table:table-cell>
        </table:table-row>
        <table:table-row table:style-name="TableRow0302">
          <table:table-cell table:style-name="TableCell030200">
            <text:p text:style-name="P71"><text:span text:style-name="T118">Description</text:span><text:span text:style-name="T119"/></text:p>
          </table:table-cell>
          <table:table-cell table:style-name="TableCell030201">
            <text:p text:style-name="P71"><text:span text:style-name="T120">Поиск кандидатов на сайтах поиска работы</text:span><text:span text:style-name="T121"/></text:p>
          </table:table-cell>
        </table:table-row>
        <table:table-row table:style-name="TableRow0303">
          <table:table-cell table:style-name="TableCell030300">
            <text:p text:style-name="P73"><text:span text:style-name="T122">Level</text:span><text:span text:style-name="T123"/></text:p>
          </table:table-cell>
          <table:table-cell table:style-name="TableCell030301">
            <text:p text:style-name="P73"><text:span text:style-name="T124">Пользовательская цель</text:span><text:span text:style-name="T125"/></text:p>
          </table:table-cell>
        </table:table-row>
        <table:table-row table:style-name="TableRow0304">
          <table:table-cell table:style-name="TableCell030400">
            <text:p text:style-name="P75"><text:span text:style-name="T126">Actors</text:span><text:span text:style-name="T127"/></text:p>
          </table:table-cell>
          <table:table-cell table:style-name="TableCell030401">
            <text:p text:style-name="P75"><text:span text:style-name="T128">Менеджер, рекрутер, фрилансер</text:span><text:span text:style-name="T129"/></text:p>
          </table:table-cell>
        </table:table-row>
        <table:table-row table:style-name="TableRow0305">
          <table:table-cell table:style-name="TableCell030500">
            <text:p text:style-name="P77"><text:span text:style-name="T130">Pre-Conditions</text:span><text:span text:style-name="T131"/></text:p>
          </table:table-cell>
          <table:table-cell table:style-name="TableCell030501">
            <text:p text:style-name="P77"><text:span text:style-name="T132">Открыта форма просмотра кандидатов</text:span><text:span text:style-name="T133"/></text:p>
          </table:table-cell>
        </table:table-row>
        <table:table-row table:style-name="TableRow0306">
          <table:table-cell table:style-name="TableCell030600">
            <text:p text:style-name="P79"><text:span text:style-name="T134">Post Conditions</text:span><text:span text:style-name="T135"/></text:p>
          </table:table-cell>
          <table:table-cell table:style-name="TableCell030601">
            <text:p text:style-name="P79"><text:span text:style-name="T136">Выдан список кандидатов, найденных согласно заданным критерия на сайтах поиска работы</text:span><text:span text:style-name="T137"/></text:p>
          </table:table-cell>
        </table:table-row>
        <table:table-row table:style-name="TableRow0307">
          <table:table-cell table:style-name="TableCell030700">
            <text:p text:style-name="P81"><text:span text:style-name="T138">Trigger</text:span><text:span text:style-name="T139"/></text:p>
          </table:table-cell>
          <table:table-cell table:style-name="TableCell030701">
            <text:p text:style-name="P81"><text:span text:style-name="T139"/></text:p>
          </table:table-cell>
        </table:table-row>
        <table:table-row table:style-name="TableRow0308">
          <table:table-cell table:style-name="TableCell030800">
            <text:p text:style-name="P83"><text:span text:style-name="T140">Main Success Scenario</text:span><text:span text:style-name="T141"/></text:p>
          </table:table-cell>
          <table:table-cell table:style-name="TableCell030801">
            <text:p text:style-name="P83"><text:span text:style-name="T142">1.<text:s/></text:span><text:span text:style-name="T143">Актер заполняет поля-критерии поиска кандидатов;</text:span></text:p>
            <text:p text:style-name="P83"><text:span text:style-name="T144">2.<text:s/></text:span><text:span text:style-name="T145">Актер запрашивает поиск кандидатов;</text:span></text:p>
            <text:p text:style-name="P83"><text:span text:style-name="T146">3.<text:s/></text:span><text:span text:style-name="T147">Система проверяет поля;</text:span></text:p>
            <text:p text:style-name="P83"><text:span text:style-name="T148">4.<text:s/></text:span><text:span text:style-name="T149">Система<text:s text:c="2"/>на основе заданных критериев производит поиск по базе потенциальных кандидатов, отобранных на<text:s text:c="2"/>на сайтах поиска работы;</text:span></text:p>
            <text:p text:style-name="P83"><text:span text:style-name="T150">5.<text:s/></text:span><text:span text:style-name="T151">Система выводит актеру список отобранных кандидатов в виде таблицы</text:span><text:span text:style-name="T152"/></text:p>
          </table:table-cell>
        </table:table-row>
        <table:table-row table:style-name="TableRow0309">
          <table:table-cell table:style-name="TableCell030900">
            <text:p text:style-name="P85"><text:span text:style-name="T153">Extensions</text:span><text:span text:style-name="T154"/></text:p>
          </table:table-cell>
          <table:table-cell table:style-name="TableCell030901">
            <text:p text:style-name="P85"><text:span text:style-name="T155">4</text:span><text:span text:style-name="T156">а. Система не нашла ни одного кандидата, соответствующего критериям выбора</text:span></text:p>
            <text:list text:style-name="L86">
              <text:list-item>
                <text:p text:style-name="P86"><text:span text:style-name="T156">Система выдает сообщение о том, что в базе отсутствуют кандидаты, соответствующие заданным критериям</text:span><text:span text:style-name="T157"/></text:p>
              </text:list-item>
            </text:list>
          </table:table-cell>
        </table:table-row>
        <table:table-row table:style-name="TableRow0310">
          <table:table-cell table:style-name="TableCell031000">
            <text:p text:style-name="P88"><text:span text:style-name="T158">Variations</text:span><text:span text:style-name="T159"/></text:p>
          </table:table-cell>
          <table:table-cell table:style-name="TableCell031001">
            <text:p text:style-name="P88"><text:span text:style-name="T159"/></text:p>
          </table:table-cell>
        </table:table-row>
        <table:table-row table:style-name="TableRow0311">
          <table:table-cell table:style-name="TableCell031100">
            <text:p text:style-name="P90"><text:span text:style-name="T160">Frequency</text:span><text:span text:style-name="T161"/></text:p>
          </table:table-cell>
          <table:table-cell table:style-name="TableCell031101">
            <text:p text:style-name="P90"><text:span text:style-name="T161"/></text:p>
          </table:table-cell>
        </table:table-row>
        <table:table-row table:style-name="TableRow0312">
          <table:table-cell table:style-name="TableCell031200">
            <text:p text:style-name="P92"><text:span text:style-name="T162">Assumptions</text:span><text:span text:style-name="T163"/></text:p>
          </table:table-cell>
          <table:table-cell table:style-name="TableCell031201">
            <text:p text:style-name="P92"><text:span text:style-name="T163"/></text:p>
          </table:table-cell>
        </table:table-row>
      </table:table>
      <text:p text:style-name="P94"><text:span text:style-name="T163"/></text:p>
      <text:p text:style-name="P94"><text:span text:style-name="T163"/></text:p>
      <text:p text:style-name="P94"><text:span text:style-name="T163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96"><text:span text:style-name="T164">Use case</text:span><text:span text:style-name="T165"/></text:p>
          </table:table-cell>
          <table:table-cell table:style-name="TableCell040001">
            <text:p text:style-name="P97"><text:span text:style-name="T166">Добавление кандидатов к вакансию со страницы поиска кандидатов</text:span><text:span text:style-name="T167"/></text:p>
          </table:table-cell>
        </table:table-row>
        <table:table-row table:style-name="TableRow0401">
          <table:table-cell table:style-name="TableCell040100">
            <text:p text:style-name="P100"><text:span text:style-name="T168">Id</text:span><text:span text:style-name="T169"/></text:p>
          </table:table-cell>
          <table:table-cell table:style-name="TableCell040101">
            <text:p text:style-name="P100"><text:span text:style-name="T170">НР-3.4</text:span><text:span text:style-name="T171"/></text:p>
          </table:table-cell>
        </table:table-row>
        <table:table-row table:style-name="TableRow0402">
          <table:table-cell table:style-name="TableCell040200">
            <text:p text:style-name="P102"><text:span text:style-name="T172">Description</text:span><text:span text:style-name="T173"/></text:p>
          </table:table-cell>
          <table:table-cell table:style-name="TableCell040201">
            <text:p text:style-name="P102"><text:span text:style-name="T174">Добавление одного или нескольких кандидатов к вакансии</text:span><text:span text:style-name="T175"/></text:p>
          </table:table-cell>
        </table:table-row>
        <table:table-row table:style-name="TableRow0403">
          <table:table-cell table:style-name="TableCell040300">
            <text:p text:style-name="P104"><text:span text:style-name="T176">Level</text:span><text:span text:style-name="T177"/></text:p>
          </table:table-cell>
          <table:table-cell table:style-name="TableCell040301">
            <text:p text:style-name="P104"><text:span text:style-name="T178">Пользовательская цель</text:span><text:span text:style-name="T179"/></text:p>
          </table:table-cell>
        </table:table-row>
        <table:table-row table:style-name="TableRow0404">
          <table:table-cell table:style-name="TableCell040400">
            <text:p text:style-name="P106"><text:span text:style-name="T180">Actors</text:span><text:span text:style-name="T181"/></text:p>
          </table:table-cell>
          <table:table-cell table:style-name="TableCell040401">
            <text:p text:style-name="P106"><text:span text:style-name="T182">Администратор, менеджер, рекрутер, фрилансер</text:span><text:span text:style-name="T183"/></text:p>
          </table:table-cell>
        </table:table-row>
        <table:table-row table:style-name="TableRow0405">
          <table:table-cell table:style-name="TableCell040500">
            <text:p text:style-name="P108"><text:span text:style-name="T184">Pre-Conditions</text:span><text:span text:style-name="T185"/></text:p>
          </table:table-cell>
          <table:table-cell table:style-name="TableCell040501">
            <text:p text:style-name="P108"><text:span text:style-name="T186">Открыта форма поиска кандидатов</text:span><text:span text:style-name="T187"/></text:p>
          </table:table-cell>
        </table:table-row>
        <table:table-row table:style-name="TableRow0406">
          <table:table-cell table:style-name="TableCell040600">
            <text:p text:style-name="P110"><text:span text:style-name="T188">Post Conditions</text:span><text:span text:style-name="T189"/></text:p>
          </table:table-cell>
          <table:table-cell table:style-name="TableCell040601">
            <text:p text:style-name="P110"><text:span text:style-name="T190">Выбранные кандидаты добавлены к вакансии</text:span><text:span text:style-name="T191"/></text:p>
          </table:table-cell>
        </table:table-row>
        <table:table-row table:style-name="TableRow0407">
          <table:table-cell table:style-name="TableCell040700">
            <text:p text:style-name="P112"><text:span text:style-name="T192">Trigger</text:span><text:span text:style-name="T193"/></text:p>
          </table:table-cell>
          <table:table-cell table:style-name="TableCell040701">
            <text:p text:style-name="P112"><text:span text:style-name="T193"/></text:p>
          </table:table-cell>
        </table:table-row>
        <table:table-row table:style-name="TableRow0408">
          <table:table-cell table:style-name="TableCell040800">
            <text:p text:style-name="P114"><text:span text:style-name="T194">Main Success Scenario</text:span><text:span text:style-name="T195"/></text:p>
          </table:table-cell>
          <table:table-cell table:style-name="TableCell040801">
            <text:p text:style-name="P114"><text:span text:style-name="T196">1.<text:s/></text:span><text:span text:style-name="T197">Актер выбирает кандидатов, которые должны был добавлены к вакансии.</text:span></text:p>
            <text:p text:style-name="P114"><text:span text:style-name="T198">2.<text:s/></text:span><text:span text:style-name="T199">Актер запрашивает добавление к вакансии.</text:span></text:p>
            <text:p text:style-name="P114"><text:span text:style-name="T200">3.<text:s/></text:span><text:span text:style-name="T201">Система проверяет не добавляются ли уже добавленные кандидаты.</text:span></text:p>
            <text:p text:style-name="P114"><text:span text:style-name="T202">4.<text:s/></text:span><text:span text:style-name="T203">Система добавляет кандидатов.</text:span></text:p>
            <text:p text:style-name="P114"><text:span text:style-name="T204">5.<text:s/></text:span><text:span text:style-name="T205">Система выводит сообщение об удачном добавлении кандидатов и предлагает пользователю перейти на страницу вакансии.</text:span><text:span text:style-name="T206"/></text:p>
          </table:table-cell>
        </table:table-row>
        <table:table-row table:style-name="TableRow0409">
          <table:table-cell table:style-name="TableCell040900">
            <text:p text:style-name="P116"><text:span text:style-name="T207">Extensions</text:span><text:span text:style-name="T208"/></text:p>
          </table:table-cell>
          <table:table-cell table:style-name="TableCell040901">
            <text:p text:style-name="P116"><text:span text:style-name="T209">3</text:span><text:span text:style-name="T210">а. Система обнаружила совпадение добавляемых кандидатов и уже добавленных кандидатов</text:span></text:p>
            <text:list text:style-name="L117">
              <text:list-item>
                <text:p text:style-name="P117"><text:span text:style-name="T210">Система выдает сообщение о том, что к вакансии уже добавлен соответствующий кандидат и добавит тех, кого не было.</text:span><text:span text:style-name="T211"/></text:p>
              </text:list-item>
            </text:list>
            <text:p text:style-name="P118"><text:span text:style-name="T212">5а. Пользователь решил остаться на странице поиска кандидатов</text:span></text:p>
            <text:list text:style-name="L119">
              <text:list-item>
                <text:p text:style-name="P119"><text:span text:style-name="T212">Система закрывает сообщение об удачном добавлении кандидатов.</text:span></text:p>
              </text:list-item>
            </text:list>
            <text:p text:style-name="P120"><text:span text:style-name="T212">5б. Пользователь решил перейти на страницу вакансии</text:span></text:p>
            <text:list text:style-name="L121">
              <text:list-item>
                <text:p text:style-name="P121"><text:span text:style-name="T212">Система открывает вакансию в новой странице.</text:span><text:span text:style-name="T213"/></text:p>
              </text:list-item>
            </text:list>
          </table:table-cell>
        </table:table-row>
        <table:table-row table:style-name="TableRow0410">
          <table:table-cell table:style-name="TableCell041000">
            <text:p text:style-name="P123"><text:span text:style-name="T214">Variations</text:span><text:span text:style-name="T215"/></text:p>
          </table:table-cell>
          <table:table-cell table:style-name="TableCell041001">
            <text:p text:style-name="P123"><text:span text:style-name="T215"/></text:p>
          </table:table-cell>
        </table:table-row>
        <table:table-row table:style-name="TableRow0411">
          <table:table-cell table:style-name="TableCell041100">
            <text:p text:style-name="P125"><text:span text:style-name="T216">Frequency</text:span><text:span text:style-name="T217"/></text:p>
          </table:table-cell>
          <table:table-cell table:style-name="TableCell041101">
            <text:p text:style-name="P125"><text:span text:style-name="T217"/></text:p>
          </table:table-cell>
        </table:table-row>
        <table:table-row table:style-name="TableRow0412">
          <table:table-cell table:style-name="TableCell041200">
            <text:p text:style-name="P127"><text:span text:style-name="T218">Assumptions</text:span><text:span text:style-name="T219"/></text:p>
          </table:table-cell>
          <table:table-cell table:style-name="TableCell041201">
            <text:p text:style-name="P127"><text:span text:style-name="T219"/></text:p>
          </table:table-cell>
        </table:table-row>
      </table:table>
      <text:p text:style-name="P129"><text:span text:style-name="T219"/></text:p>
      <text:p text:style-name="P129"><text:span text:style-name="T219"/></text:p>
      <text:p text:style-name="P129"><text:span text:style-name="T2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